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Lucida Console" fo:font-size="18pt" officeooo:rsid="0001ff7f" officeooo:paragraph-rsid="0001ff7f" style:font-size-asian="15.75pt" style:font-size-complex="18pt"/>
    </style:style>
    <style:style style:name="P2" style:family="paragraph" style:parent-style-name="Standard">
      <style:text-properties style:font-name="Lucida Console" fo:font-size="18pt" officeooo:rsid="0003e3fa" officeooo:paragraph-rsid="0003e3fa" style:font-size-asian="15.75pt" style:font-size-complex="18pt"/>
    </style:style>
    <style:style style:name="P3" style:family="paragraph" style:parent-style-name="Standard">
      <style:text-properties style:font-name="Lucida Console" fo:font-size="18pt" officeooo:rsid="0003e3fa" officeooo:paragraph-rsid="0003e3fa" style:font-size-asian="15.75pt" style:font-size-complex="18pt"/>
    </style:style>
    <style:style style:name="P4" style:family="paragraph" style:parent-style-name="Text_20_body" style:list-style-name="L1">
      <style:text-properties officeooo:paragraph-rsid="0006ea98"/>
    </style:style>
    <style:style style:name="P5" style:family="paragraph" style:parent-style-name="Text_20_body" style:list-style-name="L1">
      <style:text-properties officeooo:rsid="0006ea98" officeooo:paragraph-rsid="0006ea98"/>
    </style:style>
    <style:style style:name="P6" style:family="paragraph" style:parent-style-name="Text_20_body" style:list-style-name="L2">
      <style:text-properties officeooo:rsid="0006ea98" officeooo:paragraph-rsid="0006ea98"/>
    </style:style>
    <style:style style:name="P7" style:family="paragraph" style:parent-style-name="Text_20_body" style:list-style-name="L3">
      <style:text-properties officeooo:rsid="0006ea98" officeooo:paragraph-rsid="0006ea98"/>
    </style:style>
    <style:style style:name="P8" style:family="paragraph" style:parent-style-name="Text_20_body" style:list-style-name="L4">
      <style:text-properties officeooo:rsid="0006ea98" officeooo:paragraph-rsid="0006ea98"/>
    </style:style>
    <style:style style:name="P9" style:family="paragraph" style:parent-style-name="Text_20_body" style:list-style-name="L7">
      <style:text-properties officeooo:rsid="0006ea98" officeooo:paragraph-rsid="0006ea98"/>
    </style:style>
    <style:style style:name="P10" style:family="paragraph" style:parent-style-name="Text_20_body" style:list-style-name="L6">
      <style:text-properties officeooo:paragraph-rsid="0006ea98"/>
    </style:style>
    <style:style style:name="P11" style:family="paragraph" style:parent-style-name="Heading_20_1" style:list-style-name="">
      <style:paragraph-properties fo:text-align="center" style:justify-single-word="false"/>
    </style:style>
    <style:style style:name="P12" style:family="paragraph" style:parent-style-name="Heading_20_1">
      <style:paragraph-properties fo:break-before="page"/>
    </style:style>
    <style:style style:name="P13" style:family="paragraph" style:parent-style-name="Comand" style:list-style-name="L1"/>
    <style:style style:name="T1" style:family="text">
      <style:text-properties officeooo:rsid="0006ea98"/>
    </style:style>
    <style:style style:name="T2" style:family="text">
      <style:text-properties fo:color="#ce181e"/>
    </style:style>
    <style:style style:name="T3" style:family="text">
      <style:text-properties fo:color="#ce181e" fo:font-weight="bold" style:font-weight-asian="bold" style:font-weight-complex="bold"/>
    </style:style>
    <style:style style:name="T4" style:family="text">
      <style:text-properties fo:color="#ce181e" fo:font-weight="bold" officeooo:rsid="0006ea98" style:font-weight-asian="bold" style:font-weight-complex="bold"/>
    </style:style>
    <style:style style:name="T5" style:family="text">
      <style:text-properties fo:font-weight="bold" style:font-weight-asian="bold" style:font-weight-complex="bold"/>
    </style:style>
    <style:style style:name="T6" style:family="text">
      <style:text-properties fo:font-weight="bold" officeooo:rsid="0006ea98" style:font-weight-asian="bold" style:font-weight-complex="bold"/>
    </style:style>
    <text:list-style style:name="L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5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Fetures :</text:p>
      <text:p text:style-name="P2"/>
      <text:p text:style-name="P2">1. Saving/Loading .bitA file</text:p>
      <text:p text:style-name="P2">2. Editing .bitA file</text:p>
      <text:p text:style-name="P2"/>
      <text:p text:style-name="P2">Tools :</text:p>
      <text:p text:style-name="P2">1. Pencile</text:p>
      <text:p text:style-name="P2">2. Bucket</text:p>
      <text:p text:style-name="P2">3. Option for color picking</text:p>
      <text:p text:style-name="P2">4. Erase</text:p>
      <text:p text:style-name="P2">5. Moving canvas</text:p>
      <text:p text:style-name="P1"/>
      <text:p text:style-name="P1">TODO : </text:p>
      <text:p text:style-name="P1"/>
      <text:p text:style-name="P2">[ ] Make save/load .bitA file</text:p>
      <text:p text:style-name="P2"/>
      <text:p text:style-name="P2">[ ] Render .bitA on canvas</text:p>
      <text:p text:style-name="P2"/>
      <text:p text:style-name="P2">[ ] Create robust gui design for fucure like <text:tab/> <text:tab/>where to keap tools or how to pick color, <text:tab/>save/load file etc.</text:p>
      <text:p text:style-name="P2"/>
      <text:h text:style-name="P11" text:outline-level="1"/>
      <text:h text:style-name="P12" text:outline-level="1">Comand line</text:h>
      <text:list xml:id="list1794934760" text:style-name="L1">
        <text:list-item>
          <text:p text:style-name="P5">“<text:span text:style-name="T3">save</text:span>” : save current file </text:p>
        </text:list-item>
        <text:list-item>
          <text:p text:style-name="P13">“<text:span text:style-name="T3">save-as</text:span>” : save current file as ...</text:p>
        </text:list-item>
      </text:list>
      <text:list xml:id="list4171728886" text:style-name="L4">
        <text:list-item>
          <text:p text:style-name="P8">name</text:p>
        </text:list-item>
      </text:list>
      <text:list xml:id="list201917077237564" text:continue-list="list1794934760" text:style-name="L1">
        <text:list-item>
          <text:p text:style-name="P5">“<text:span text:style-name="T3">load</text:span>” : load existing file</text:p>
        </text:list-item>
      </text:list>
      <text:list xml:id="list3167916257" text:style-name="L3">
        <text:list-item>
          <text:p text:style-name="P7">name</text:p>
        </text:list-item>
      </text:list>
      <text:list xml:id="list201915754304896" text:continue-list="list201917077237564" text:style-name="L1">
        <text:list-item>
          <text:p text:style-name="P4"><text:span text:style-name="T1">“</text:span><text:span text:style-name="T4">new</text:span><text:span text:style-name="T1">” : make new file</text:span></text:p>
        </text:list-item>
      </text:list>
      <text:list xml:id="list3168334591" text:style-name="L6">
        <text:list-item>
          <text:p text:style-name="P10"><text:span text:style-name="T1">name</text:span></text:p>
        </text:list-item>
        <text:list-item>
          <text:p text:style-name="P10"><text:span text:style-name="T1">size_x</text:span></text:p>
        </text:list-item>
        <text:list-item>
          <text:p text:style-name="P10"><text:span text:style-name="T1">size_y</text:span></text:p>
        </text:list-item>
      </text:list>
      <text:list xml:id="list201915901128972" text:continue-list="list201915754304896" text:style-name="L1">
        <text:list-item>
          <text:p text:style-name="P5">“<text:span text:style-name="T3">close</text:span>” : close current file</text:p>
        </text:list-item>
        <text:list-item>
          <text:p text:style-name="P5">“<text:span text:style-name="T3">set-color</text:span>” : sets color picker </text:p>
        </text:list-item>
      </text:list>
      <text:list xml:id="list3350985232" text:style-name="L7">
        <text:list-item>
          <text:p text:style-name="P9">attribute number</text:p>
        </text:list-item>
      </text:list>
      <text:list xml:id="list201915733479338" text:continue-list="list201915901128972" text:style-name="L1">
        <text:list-item>
          <text:p text:style-name="P5">“<text:span text:style-name="T3">change-name</text:span>” : change name of current file-name</text:p>
          <text:list>
            <text:list-item>
              <text:p text:style-name="P5">name</text:p>
            </text:list-item>
          </text:list>
        </text:list-item>
        <text:list-item>
          <text:p text:style-name="P5">e</text:p>
        </text:list-item>
        <text:list-item>
          <text:p text:style-name="P5">e</text:p>
        </text:list-item>
        <text:list-item>
          <text:p text:style-name="P5">e</text:p>
        </text:list-item>
      </text:list>
      <text:list xml:id="list2859243030" text:style-name="L2">
        <text:list-header>
          <text:p text:style-name="P6"/>
        </text:list-header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Mangal1" svg:font-family="Mangal"/>
    <style:font-face style:name="Lucida Console" svg:font-family="'Lucida Console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/>
      <style:text-properties fo:font-size="115%" fo:font-weight="bold" style:font-size-asian="115%" style:font-weight-asian="bold" style:font-size-complex="115%" style:font-weight-complex="bold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fo:text-align="center" style:justify-single-word="false"/>
      <style:text-properties fo:font-size="130%" fo:font-weight="bold" style:font-size-asian="130%" style:font-weight-asian="bold" style:font-size-complex="130%" style:font-weight-complex="bold"/>
    </style:style>
    <style:style style:name="Comand" style:family="paragraph" style:parent-style-name="Text_20_body">
      <style:text-properties officeooo:rsid="0006ea98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0T23:40:51.940000000</meta:creation-date>
    <meta:generator>LibreOffice/6.1.4.2$Windows_x86 LibreOffice_project/9d0f32d1f0b509096fd65e0d4bec26ddd1938fd3</meta:generator>
    <dc:date>2019-01-19T20:19:15.113000000</dc:date>
    <meta:editing-duration>PT3H7M16S</meta:editing-duration>
    <meta:editing-cycles>4</meta:editing-cycles>
    <meta:document-statistic meta:table-count="0" meta:image-count="0" meta:object-count="0" meta:page-count="2" meta:paragraph-count="32" meta:word-count="131" meta:character-count="613" meta:non-whitespace-character-count="524"/>
  </office:meta>
</office:document-meta>
</file>